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8-26T12:51:54</meta:creation-date>
    <meta:editing-duration>P0D</meta:editing-duration>
    <meta:editing-cycles>1</meta:editing-cycles>
    <meta:generator>OpenOffice.org/3.3$Unix OpenOffice.org_project/330m5$Build-9521</meta:generator>
    <meta:document-statistic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oProvider = createUnoService( "com.sun.star.gallery.GalleryThemeProvider" )
InsertFilesFromDir(oProvider, "file:///usr/share/dia/shapes")
rem InsertFilesFromDir(oProvider, "file:///tmp/shapes")
End Sub

Sub InsertURLIntoTheme(oProvider, sURL)
Dim ImportArgs()
oDoc = StarDesktop.LoadComponentFromURL(sURL, "_blank", 0, ImportArgs)
sTitle = oDoc.getDocumentInfo().Title
aChunks = Split(sTitle, " - ")
If UBound(aChunks) &lt; 1 Then
    aPathChunks = Split(sURL, "/")
    sTheme = aPathChunks(UBound(aPathChunks)-1)
    sTitle = aChunks(0)
Else
    sTheme = aChunks(0)
    sTitle = aChunks(1)
Endif
If sTheme = "Block Arrow" Then
    sTheme = "Assorted"
Endif
If sTheme = "chemengtmp" Then
    sTheme = "ChemEng"
Endif
If sTheme = "chemeng" Then
    sTheme = "ChemEng"
Endif
If sTheme = "FileSystem" Then
    sTheme = "Misc"
Endif
If sTheme = "LADDER" Then
    sTheme = "Contact"
Endif
If oProvider.hasByName(sTheme) Then
    oTheme = oProvider.getByName(sTheme)
Else
    oTheme = oProvider.insertNewByName(sTheme)
End If
nIndex = oTheme.insertDrawingByIndex(oDoc, 0)
If nIndex &lt;&gt; -1 Then
    oItem = oTheme.getByIndex(nIndex)
    oItem.Title = sTitle
End If
oDoc.close(True)
End Sub

Sub InsertFilesFromDir(oProvider, sDirURL)
  Dim sFileName$
  Dim sDirArray() As String
  Dim sFileArray() As String
  Dim i As Integer
  Dim bInsertAsLine As Boolean

  If Right(sDirURL, 1) &lt;&gt; "/" Then
    sDirURL = sDirURL &amp; "/"
  End If

  bInsertAsLine = False
  ReadFilesInDirectory(sDirURL, sFileArray())
  For i = LBound(sFileArray()) To UBound(sFileArray())
    InsertURLIntoTheme(oProvider, sDirURL &amp; sFileArray(i))
  Next

  If ReadDirsInDirectory(sDirURL, sDirArray()) &gt; 0 Then
    For i = LBound(sDirArray()) To UBound(sDirArray())
      REM Add files from the sub directories
      InsertFilesFromDir(oProvider, sDirURL &amp; sDirArray(i))
    Next
  End If
End Sub

Function FileExtensionMatches(sFileName, sExtension) As Boolean
  Dim i As Integer
  Dim iFLen As Integer
  Dim iELen As Integer
  FileExtensionMatches = False
  iFLen = Len(sFileName)  
  iELen = Len(sExtension)
  If iFLen &gt;= iELen Then
    If LCase(Right(sFileName, iELen)) = LCase(sExtension) Then
      FileExtensionMatches = True
      Exit Function
    End If
  End If
End Function

Function ReadFilesInDirectory(sDirURL, sFileArray() As String) As Integer
  Dim sFileName$
  Dim i As Integer
  Dim nMaxDim As Integer
  ReadFilesInDirectory = 0
  nMaxDim = 0
  ReDim sFileArray() As String
  If Right(sDirURL, 1) &lt;&gt; "/" Then
    sDirURL = sDirURL &amp; "/"
  End If
  sFileName = Dir(sDirURL)
  Do While (sFileName &lt;&gt; "")
    If ( FileExtensionMatches(sFileName, ".shape") ) Then
      If i = nMaxDim Then
        nMaxDim = nMaxDim + 100
        ReDim Preserve sFileArray(0 To nMaxDim-1) As String
      End If
      sFileArray(i) = sFileName
      i = i + 1
    End If
    sFileName = Dir()
  Loop
  If i &lt; nMaxDim Then
    ReDim Preserve sFileArray(0 To i-1) As String
  End If
  ReadFilesInDirectory = i+1
End Function

Function ReadDirsInDirectory(sDirURL, sDirArray() As String) As Integer
  Dim sFileName$
  Dim i As Integer
  Dim nMaxDim As Integer
  ReadDirsInDirectory = 0
  nMaxDim = 0
  ReDim sDirArray() As String
  If Right(sDirURL, 1) &lt;&gt; "/" Then
    sDirURL = sDirURL &amp; "/"
  End If
  sFileName = Dir(sDirURL, 16)
  Do While (sFileName &lt;&gt; "")
    If (sFileName &lt;&gt; "." AND sFileName &lt;&gt; "..") Then
      If i = nMaxDim Then
        nMaxDim = nMaxDim + 100
        ReDim Preserve sDirArray(0 To nMaxDim-1) As String
      End If
      sDirArray(i) = sFileName
      i = i + 1
    End If
    sFileName = Dir()
  Loop
  If i &lt; nMaxDim Then
    ReDim Preserve sDirArray(0 To i-1) As String
  End If
  ReadDirsInDirectory = i+1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